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Kop2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P4" style:parent-style-name="Standaard" style:family="paragraph">
      <style:paragraph-properties fo:margin-left="0.4916in">
        <style:tab-stops/>
      </style:paragraph-properties>
    </style:style>
    <style:style style:name="T5" style:parent-style-name="Standaardalinea-lettertype" style:family="text">
      <style:text-properties fo:font-weight="bold" style:font-weight-asian="bold" style:font-weight-complex="bold"/>
    </style:style>
    <style:style style:name="P6" style:parent-style-name="Standaard" style:family="paragraph">
      <style:paragraph-properties fo:margin-left="0.4916in">
        <style:tab-stops/>
      </style:paragraph-properties>
    </style:style>
    <style:style style:name="T7" style:parent-style-name="Standaardalinea-lettertype" style:family="text">
      <style:text-properties fo:font-weight="bold" style:font-weight-asian="bold" style:font-weight-complex="bold"/>
    </style:style>
    <style:style style:name="P8" style:parent-style-name="Standaard" style:family="paragraph">
      <style:paragraph-properties fo:margin-left="0.4916in">
        <style:tab-stops/>
      </style:paragraph-properties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name="T10" style:parent-style-name="Standaardalinea-lettertype" style:family="text">
      <style:text-properties fo:font-weight="bold" style:font-weight-asian="bold" style:font-weight-complex="bold"/>
    </style:style>
    <style:style style:name="T11" style:parent-style-name="Standaardalinea-lettertype" style:family="text">
      <style:text-properties fo:font-weight="bold" style:font-weight-asian="bold" style:font-weight-complex="bold"/>
    </style:style>
    <style:style style:name="P12" style:parent-style-name="Standaard" style:family="paragraph">
      <style:paragraph-properties fo:margin-left="0.4916in">
        <style:tab-stops/>
      </style:paragraph-properties>
    </style:style>
    <style:style style:name="P13" style:parent-style-name="Standaard" style:family="paragraph">
      <style:paragraph-properties fo:break-before="page"/>
    </style:style>
    <style:style style:name="P14" style:parent-style-name="Standaard" style:family="paragraph">
      <style:paragraph-properties fo:margin-left="0.4916in">
        <style:tab-stops/>
      </style:paragraph-properties>
    </style:style>
    <style:style style:name="T15" style:parent-style-name="Standaardalinea-lettertype" style:family="text">
      <style:text-properties fo:font-weight="bold" style:font-weight-asian="bold" style:font-weight-complex="bold"/>
    </style:style>
    <style:style style:name="P16" style:parent-style-name="Standaard" style:family="paragraph">
      <style:paragraph-properties fo:margin-left="0.4916in">
        <style:tab-stops/>
      </style:paragraph-properties>
    </style:style>
    <style:style style:name="P17" style:parent-style-name="Standaard" style:family="paragraph">
      <style:paragraph-properties fo:margin-left="0.4916in">
        <style:tab-stops/>
      </style:paragraph-properties>
    </style:style>
    <style:style style:name="T18" style:parent-style-name="Standaardalinea-lettertype" style:family="text">
      <style:text-properties fo:font-weight="bold" style:font-weight-asian="bold" style:font-weight-complex="bold"/>
    </style:style>
    <style:style style:name="P19" style:parent-style-name="Standaard" style:family="paragraph">
      <style:paragraph-properties fo:margin-left="0.4916in">
        <style:tab-stops/>
      </style:paragraph-properties>
    </style:style>
    <style:style style:name="T20" style:parent-style-name="Standaardalinea-lettertype" style:family="text">
      <style:text-properties fo:font-weight="bold" style:font-weight-asian="bold" style:font-weight-complex="bold"/>
    </style:style>
    <style:style style:name="P21" style:parent-style-name="Standaard" style:family="paragraph">
      <style:paragraph-properties fo:margin-left="0.4916in">
        <style:tab-stops/>
      </style:paragraph-properties>
    </style:style>
    <style:style style:name="T22" style:parent-style-name="Standaardalinea-lettertype" style:family="text">
      <style:text-properties fo:font-weight="bold" style:font-weight-asian="bold" style:font-weight-complex="bold"/>
    </style:style>
    <style:style style:name="P23" style:parent-style-name="Standaard" style:family="paragraph">
      <style:paragraph-properties fo:margin-left="0.4916in">
        <style:tab-stops/>
      </style:paragraph-properties>
    </style:style>
    <style:style style:name="T24" style:parent-style-name="Standaardalinea-lettertype" style:family="text">
      <style:text-properties fo:font-weight="bold" style:font-weight-asian="bold" style:font-weight-complex="bold"/>
    </style:style>
    <style:style style:name="P25" style:parent-style-name="Standaard" style:family="paragraph">
      <style:paragraph-properties fo:margin-left="0.4916in">
        <style:tab-stops/>
      </style:paragraph-properties>
    </style:style>
    <style:style style:name="P26" style:parent-style-name="Standaard" style:family="paragraph">
      <style:paragraph-properties fo:margin-left="0.4916in">
        <style:tab-stops/>
      </style:paragraph-properties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P28" style:parent-style-name="Standaard" style:family="paragraph">
      <style:paragraph-properties fo:margin-left="0.4916in">
        <style:tab-stops/>
      </style:paragraph-properties>
    </style:style>
    <style:style style:name="T29" style:parent-style-name="Standaardalinea-lettertype" style:family="text">
      <style:text-properties fo:font-weight="bold" style:font-weight-asian="bold" style:font-weight-complex="bold"/>
    </style:style>
    <style:style style:name="T30" style:parent-style-name="Standaardalinea-lettertype" style:family="text">
      <style:text-properties fo:font-weight="bold" style:font-weight-asian="bold" style:font-weight-complex="bold"/>
    </style:style>
    <style:style style:name="P31" style:parent-style-name="Standaard" style:family="paragraph">
      <style:text-properties fo:font-weight="bold" style:font-weight-asian="bold" style:font-weight-complex="bold"/>
    </style:style>
    <style:style style:name="T32" style:parent-style-name="Standaardalinea-lettertype" style:family="text">
      <style:text-properties fo:font-weight="bold" style:font-weight-asian="bold" style:font-weight-complex="bold"/>
    </style:style>
    <style:style style:name="P33" style:parent-style-name="Standaard" style:family="paragraph">
      <style:paragraph-properties fo:break-before="page"/>
    </style:style>
    <style:style style:name="T34" style:parent-style-name="Standaardalinea-lettertype" style:family="text">
      <style:text-properties fo:font-weight="bold" style:font-weight-asian="bold" style:font-weight-complex="bold"/>
    </style:style>
    <style:style style:name="P35" style:parent-style-name="Standaard" style:family="paragraph">
      <style:paragraph-properties fo:margin-left="0.4916in">
        <style:tab-stops/>
      </style:paragraph-properties>
    </style:style>
    <style:style style:name="T36" style:parent-style-name="Standaardalinea-lettertype" style:family="text">
      <style:text-properties fo:font-weight="bold" style:font-weight-asian="bold" style:font-weight-complex="bold"/>
    </style:style>
    <style:style style:name="P37" style:parent-style-name="Standaard" style:family="paragraph">
      <style:paragraph-properties fo:margin-left="0.4916in">
        <style:tab-stops/>
      </style:paragraph-properties>
    </style:style>
    <style:style style:name="T38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2">Algemeen:</text:h>
      <text:p text:style-name="Standaard"/>
      <text:p text:style-name="Standaard"><text:span text:style-name="Subtielebenadrukking">1. Welke methodologieën of tools moeten we gebruiken?</text:span></text:p>
      <text:p text:style-name="Standaard"><text:s text:c="3"/>- Moeten we bijvoorbeeld werken met Agile, Kanban of een andere methodologie? Zijn er projectmanagementtools zoals Jira of Confluence die we moeten gebruiken?</text:p>
      <text:p text:style-name="Standaard"><text:tab/>-<text:s/><text:span text:style-name="T2">We gebruiken de Kanban-methodologie met Trello als projectmanagementtool.</text:span></text:p>
      <text:p text:style-name="Standaard"/>
      <text:p text:style-name="Standaard"><text:span text:style-name="Subtielebenadrukking">2. Is er een voorkeur voor bepaalde programmeertalen, frameworks of versiebeheer?</text:span></text:p>
      <text:p text:style-name="Standaard"><text:s text:c="3"/>- Kunnen wij deze zelf kiezen of zijn er specifieke voorkeuren, zoals GitHub voor versiebeheer?</text:p>
      <text:p text:style-name="Standaard"><text:tab/>-<text:s/><text:span text:style-name="T3">Er is geen voorkeur; wij adviseren.</text:span></text:p>
      <text:p text:style-name="Standaard"/>
      <text:p text:style-name="Standaard"><text:span text:style-name="Subtielebenadrukking">3. Welke middelen of ondersteuning kunnen we verwachten van het bedrijf?</text:span></text:p>
      <text:p text:style-name="Standaard"><text:s text:c="3"/>- Denk aan toegang tot software, interne documenten, begeleiding of andere resources.</text:p>
      <text:p text:style-name="P4">-<text:s/><text:span text:style-name="T5">Voor middelen of ondersteuning kun je contact opnemen met Aangeline. Als zij niet beschikbaar is, kun je terecht bij Marjanne Boi.</text:span></text:p>
      <text:p text:style-name="Standaard"/>
      <text:p text:style-name="Standaard"><text:span text:style-name="Subtielebenadrukking">4. Wie zijn de belangrijkste contactpersonen tijdens het project?</text:span></text:p>
      <text:p text:style-name="Standaard"><text:s text:c="3"/>- Bij wie kunnen we terecht voor vragen of feedback?</text:p>
      <text:p text:style-name="P6">-<text:s/><text:span text:style-name="T7">Voor middelen of ondersteuning kun je contact opnemen met Aangeline. Als zij niet beschikbaar is, kun je terecht bij Marjanne Boi.</text:span></text:p>
      <text:p text:style-name="P8"/>
      <text:p text:style-name="Standaard"><text:span text:style-name="Subtielebenadrukking">5. Hoe vaak en via welke kanalen willen jullie updates ontvangen?</text:span></text:p>
      <text:p text:style-name="Standaard"><text:s text:c="3"/>- Alleen tijdens sprint meetings, of ook tussendoor via e-mail of andere kanalen?</text:p>
      <text:p text:style-name="Standaard"><text:tab/>-<text:s/><text:span text:style-name="T9">Graag ontvangen tijdens de sprint reviews.</text:span></text:p>
      <text:p text:style-name="Standaard"/>
      <text:p text:style-name="Standaard"><text:span text:style-name="Subtielebenadrukking">6. Wat is de verwachte tijdsbesteding per week voor dit project vanuit jullie kant?</text:span></text:p>
      <text:p text:style-name="Standaard"><text:s text:c="3"/>- Wanneer kunnen we jullie bereiken voor vragen en vergaderingen?</text:p>
      <text:p text:style-name="Standaard"><text:tab/>-<text:s/><text:span text:style-name="T10">???..</text:span></text:p>
      <text:p text:style-name="Standaard"/>
      <text:p text:style-name="Standaard"><text:span text:style-name="Subtielebenadrukking">7. Zijn er specifieke data of deadlines die we in de gaten moeten houden?</text:span></text:p>
      <text:p text:style-name="Standaard"><text:s text:c="3"/>- Moeten bepaalde taken voorrang krijgen vanwege deadlines?</text:p>
      <text:p text:style-name="Standaard"><text:tab/>-<text:s/><text:span text:style-name="T11">Houd de planning van Achter in de gaten voor specifieke data en deadlines.</text:span></text:p>
      <text:p text:style-name="Standaard"/>
      <text:p text:style-name="Standaard"><text:span text:style-name="Subtielebenadrukking">8. Zijn er beperkingen of regels vanuit jullie waar we rekening mee moeten houden tijdens het project?</text:span></text:p>
      <text:p text:style-name="Standaard"><text:s text:c="3"/>- Bijvoorbeeld juridische, privacy gebaseerde of tijdsgebonden beperkingen?</text:p>
      <text:p text:style-name="P12">- Rekening<text:s/>houden<text:s/>met AVO en NEP DATA. Meer informatie vind je op<text:s/>de<text:s/>website<text:s/>van het bedrijf.</text:p>
      <text:p text:style-name="Standaard"/>
      <text:p text:style-name="P13"/>
      <text:h text:style-name="Kop2" text:outline-level="2">Functionaliteit:</text:h>
      <text:p text:style-name="Standaard"/>
      <text:p text:style-name="Standaard"><text:span text:style-name="Subtielebenadrukking">1. Wie zullen de eindgebruikers van het systeem zijn?</text:span></text:p>
      <text:p text:style-name="Standaard"><text:s text:c="3"/>- Moeten we rekening houden met verschillende soorten gebruikers, zoals beheerders en klanten? (zo ja, vraag 2)<text:s/></text:p>
      <text:p text:style-name="P14">-<text:s/><text:span text:style-name="T15">De eindgebruikers van het systeem zijn klanten, specifiek iedereen die zonnepanelen heeft.</text:span></text:p>
      <text:p text:style-name="P16"/>
      <text:p text:style-name="Standaard"><text:span text:style-name="Subtielebenadrukking">2. Welke data moet zichtbaar zijn voor verschillende gebruikersgroepen?</text:span></text:p>
      <text:p text:style-name="Standaard"><text:s text:c="3"/>- Moeten bepaalde gegevens worden afgeschermd of moeten er verschillende weergaven zijn voor verschillende gebruikers?</text:p>
      <text:p text:style-name="P17">-<text:s/><text:span text:style-name="T18">Voor nu is alleen de klant als gebruikersgroep gedefinieerd. Verdere specificaties over data-zichtbaarheid en eventuele afscherming zijn nog niet vastgesteld.</text:span></text:p>
      <text:p text:style-name="Standaard"/>
      <text:p text:style-name="Standaard"><text:span text:style-name="Subtielebenadrukking">3. Hoe ziet het ideale gebruiksscenario eruit voor de eindgebruiker?</text:span></text:p>
      <text:p text:style-name="Standaard"><text:s text:c="3"/>- Welke stappen doorloopt de gebruiker van inloggen tot het bekijken van gegevens? Zijn extra beveiligingslagen, zoals tweefactorauthenticatie, nodig?</text:p>
      <text:p text:style-name="P19">-<text:s/><text:span text:style-name="T20">Het ideale gebruiksscenario omvat inloggen met tweefactorauthenticatie, gevolgd door het bekijken van gegevens. Extra beveiligingslagen zoals tweefactorauthenticatie zijn vereist</text:span>.</text:p>
      <text:p text:style-name="Standaard"/>
      <text:p text:style-name="Standaard"><text:span text:style-name="Subtielebenadrukking">4. Welke belangrijke functionaliteiten moeten worden geïmplementeerd?</text:span></text:p>
      <text:p text:style-name="Standaard"><text:s text:c="3"/>- Denk aan monitoring, rapportage, foutdetectie, voorspelling van energieproductie, enz.</text:p>
      <text:p text:style-name="P21">-<text:s/><text:span text:style-name="T22">De belangrijkste functionaliteiten zijn monitoring, rapportage, foutdetectie, en voorspelling van energieproductie. We gaan uit van een full package benadering.</text:span></text:p>
      <text:p text:style-name="Standaard"/>
      <text:p text:style-name="Standaard">Technisch:</text:p>
      <text:p text:style-name="Standaard"/>
      <text:p text:style-name="Standaard"><text:span text:style-name="Subtielebenadrukking">1. Welke invoerparameters zijn nodig voor de simulatie? Of mogen wij deze zelf schatten?<text:s/></text:span></text:p>
      <text:p text:style-name="Standaard"><text:s text:c="3"/>- Denk aan zonnepaneelopbrengst, energieverbruik per uur, batterijcapaciteit, enz.</text:p>
      <text:p text:style-name="P23">-<text:s/><text:span text:style-name="T24">We mogen de invoerparameters zoals zonnepaneelopbrengst, energieverbruik per uur, en batterijcapaciteit zelf schatten.</text:span></text:p>
      <text:p text:style-name="P25"/>
      <text:soft-page-break/>
      <text:p text:style-name="Standaard"><text:span text:style-name="Subtielebenadrukking">2. Hoe willen jullie dat de grafieken en rapportages eruitzien?</text:span></text:p>
      <text:p text:style-name="Standaard"><text:s text:c="3"/>- Welke gegevens moeten worden weergegeven en op welke manier (grafisch, tekstueel)?</text:p>
      <text:p text:style-name="P26">-<text:s/><text:span text:style-name="T27">Ze willen dat de grafieken en rapportages voornamelijk grafisch zijn, met duidelijke grafieken voor gegevensweergave.</text:span></text:p>
      <text:p text:style-name="Standaard"><text:span text:style-name="Subtielebenadrukking">3. Welke externe datadiensten moeten we integreren?</text:span></text:p>
      <text:p text:style-name="Standaard"><text:s text:c="3"/>- Zijn er specifieke diensten voor bijvoorbeeld energieprijzen of zonuren waar we data van moeten betrekken?</text:p>
      <text:p text:style-name="P28">-<text:s/><text:span text:style-name="T29">Specifieke externe datadiensten voor energieprijzen of zonuren komen later of worden herzien.</text:span></text:p>
      <text:p text:style-name="Standaard"/>
      <text:p text:style-name="Standaard"><text:span text:style-name="Subtielebenadrukking">4. Zijn er prestatie-eisen of KPI's waar het systeem aan moet voldoen?</text:span></text:p>
      <text:p text:style-name="Standaard"><text:s text:c="3"/>- Denk aan real-time data, bepaalde responstijden of uptime-eisen.</text:p>
      <text:p text:style-name="Standaard"><text:tab/>-<text:s/><text:span text:style-name="T30">Het systeem moet real-time data leveren wanneer gevraagd en snel reageren.</text:span></text:p>
      <text:p text:style-name="P31"/>
      <text:p text:style-name="Standaard"><text:span text:style-name="Subtielebenadrukking">5. Hoe moet het systeem omgaan met uitzonderlijke situaties?</text:span></text:p>
      <text:p text:style-name="Standaard"><text:s text:c="3"/>- Bijvoorbeeld, wat te doen als de batterij volledig vol is maar er nog steeds overcapaciteit is, of als de batterij leeg is en er geen zon is.</text:p>
      <text:p text:style-name="Standaard"><text:tab/>-<text:s/><text:span text:style-name="T32">Hoe het systeem omgaat met uitzonderlijke situaties wordt later besproken.</text:span></text:p>
      <text:p text:style-name="P33"/>
      <text:h text:style-name="Kop2" text:outline-level="2">Beveiliging:</text:h>
      <text:p text:style-name="Standaard"/>
      <text:p text:style-name="Standaard"><text:span text:style-name="Subtielebenadrukking">1. Welke eisen zijn er met betrekking tot de beveiliging van data?</text:span></text:p>
      <text:p text:style-name="Standaard"><text:s text:c="3"/>- Wie mag de data inzien en zijn er specifieke richtlijnen voor dataopslag en toegang?</text:p>
      <text:p text:style-name="Standaard"><text:tab/>-<text:s/><text:span text:style-name="T34">Eisen met betrekking tot de beveiliging van data vereisen eigen research.</text:span></text:p>
      <text:p text:style-name="Standaard"/>
      <text:p text:style-name="Standaard"><text:span text:style-name="Subtielebenadrukking">2. Welke technische beperkingen moeten we in acht nemen?</text:span></text:p>
      <text:p text:style-name="Standaard"><text:s text:c="3"/>- Denk aan infrastructuur, beveiligingsmaatregelen of compatibiliteit met andere systemen.</text:p>
      <text:p text:style-name="P35">-<text:s/><text:span text:style-name="T36">Technische beperkingen omvatten het zelf opslaan van het platform en voldoen aan de normen van ISO 27001</text:span>.</text:p>
      <text:p text:style-name="Standaard"><text:span text:style-name="Subtielebenadrukking">3. Zijn er speciale operationele vereisten voor dit project?</text:span></text:p>
      <text:p text:style-name="Standaard"><text:s text:c="3"/>- Bijvoorbeeld eisen voor back-up en herstel.</text:p>
      <text:p text:style-name="P37">-<text:s/><text:span text:style-name="T38">Speciale operationele vereisten zoals back-up en herstel moeten worden geïmplementeerd, maar er zijn geen specifieke voorkeur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Normaalweb" style:display-name="Normaal (web)" style:family="paragraph" style:parent-style-name="Standaard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raa Almahmoud</meta:initial-creator>
    <dc:creator>Israa Almahmoud</dc:creator>
    <meta:creation-date>2024-09-02T11:37:00Z</meta:creation-date>
    <dc:date>2024-09-03T10:51:00Z</dc:date>
    <meta:template xlink:href="Normal.dotm" xlink:type="simple"/>
    <meta:editing-cycles>2</meta:editing-cycles>
    <meta:editing-duration>PT1620S</meta:editing-duration>
    <meta:document-statistic meta:page-count="5" meta:paragraph-count="10" meta:word-count="831" meta:character-count="5392" meta:row-count="38" meta:non-whitespace-character-count="4571"/>
  </office:meta>
</office:document-meta>
</file>